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8.25pt"/>
    </style:style>
    <style:style style:name="co3" style:family="table-column">
      <style:table-column-properties fo:break-before="auto" style:column-width="228.84pt"/>
    </style:style>
    <style:style style:name="co4" style:family="table-column">
      <style:table-column-properties fo:break-before="auto" style:column-width="91.3pt"/>
    </style:style>
    <style:style style:name="co5" style:family="table-column">
      <style:table-column-properties fo:break-before="auto" style:column-width="116.65pt"/>
    </style:style>
    <style:style style:name="co6" style:family="table-column">
      <style:table-column-properties fo:break-before="auto" style:column-width="100.66pt"/>
    </style:style>
    <style:style style:name="co7" style:family="table-column">
      <style:table-column-properties fo:break-before="auto" style:column-width="84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Arial" fo:font-size="8pt" style:font-size-asian="8pt" style:font-name-complex="Arial" style:font-size-complex="8pt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Arial" fo:font-size="8pt" style:font-name-asian="Arial" style:font-size-asian="8pt" style:font-name-complex="Arial" style:font-size-complex="8pt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Arial" fo:font-size="8pt" style:font-size-asian="8pt" style:font-size-complex="8pt"/>
    </style:style>
    <style:style style:name="ce7" style:family="table-cell" style:parent-style-name="Default">
      <style:table-cell-properties fo:background-color="#ffffff"/>
      <style:text-properties style:font-name="Arial" fo:font-size="8pt" style:font-size-asian="8pt" style:font-size-complex="8pt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ff00"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background-color="#00ff00" style:text-align-source="fix" style:repeat-content="false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ackground-color="#00ff00"/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22" style:family="table-cell" style:parent-style-name="Default">
      <style:table-cell-properties fo:background-color="#00ff00" style:text-align-source="fix" style:repeat-content="false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weight-asian="normal" style:font-weight-complex="normal"/>
    </style:style>
  </office:automatic-styles>
  <office:body>
    <office:spreadsheet>
      <table:table table:name="AllAvailableTests" table:style-name="ta1">
        <table:table-column table:style-name="co1" table:number-columns-repeated="1024" table:default-cell-style-name="ce4"/>
        <table:table-row table:style-name="ro1">
          <table:table-cell table:style-name="ce1" office:value-type="string" calcext:value-type="string">
            <text:p>TESTS RUN AT $2015-05-10T20:12:39.064+00:00$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RESULTS PER FILE: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AccumulatingTests.rsc|: 13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AliasTests.rsc|: 23 tests executed; 1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AnnotationTests.rsc|: 14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AssignmentTests.rsc|: 52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BacktrackingTests.rsc|: 26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allTests.rsc|: 74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allTestsAux.rsc|: 0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mprehensionTests.rsc|: 234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PatternTests1.rsc|: 71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PatternTests2.rsc|: 27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SyntaxTests1.rsc|: 11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SyntaxTests2.rsc|: 6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Terms.rsc|: 4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DataDeclarationTests.rsc|: 46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DataTypeTests.rsc|: 711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DeclarationTests.rsc|: 3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FunctionCompositionTests.rsc|: 27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InterpolationTests.rsc|: 11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11 tests executed; 1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KeywordParameterTests.rsc|: 18 tests executed; 4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ParsingTests.rsc|: 1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PatternTests.rsc|: 339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PatternDescendantTests.rsc|: 21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PatternList3Tests.rsc|: 49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ProjectionTests.rsc|: 2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RangeTests.rsc|: 25 tests executed; 2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ReducerTests.rsc|: 4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RegExpTests.rsc|: 60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SetMatchTests1.rsc|: 51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SetMatchTests2.rsc|: 68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StatementTests.rsc|: 102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SubscriptTests.rsc|: 38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TryCatchTests.rsc|: 25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VisitTests.rsc|: 147 tests executed; 1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Booleans.rsc|: 14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Equality.rsc|: 63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Functions.rsc|: 10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Integers.rsc|: 20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IO.rsc|: 12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IsDefined.rsc|: 3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ListRelations.rsc|: 19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Lists.rsc|: 110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Locations.rsc|: 28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Maps.rsc|: 73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Matching.rsc|: 12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Memoization.rsc|: 2 tests executed; 1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Nodes.rsc|: 32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Overloading.rsc|: 11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Relations.rsc|: 19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Sets.rsc|: 36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SolvedIssues.rsc|: 3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Strings.rsc|: 66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Tuples.rsc|: 11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BooleanTests.rsc|: 14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GraphTests.rsc|: 23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IntegerTests.rsc|: 11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ListRelationTests.rsc|: 146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ListTests.rsc|: 237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MapTests.rsc|: 104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MathTests.rsc|: 112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NodeTests.rsc|: 25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NumberTests.rsc|: 41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RelationTests.rsc|: 53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SetTests.rsc|: 55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StringTests.rsc|: 125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TypeTests.rsc|: 4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ValueIOTests.rsc|: 42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analysis/statistics/DescriptiveTests.rsc|: 6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analysis/statistics/RangeUtils.rsc|: 0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lang/csv/CSVIOTests.rsc|: 10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lang/json/JSONIOTests.rsc|: 30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1.rsc|: 3 tests executed; 1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2.rsc|: 3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3.rsc|: 5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4.rsc|: 3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5.rsc|: 5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6.rsc|: 2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7.rsc|: 3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8.rsc|: 4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ModuleInitRange.rsc|: 1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ABSTRACTTYPE.rsc|: 18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A1.rsc|: 45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A2.rsc|: 45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B1.rsc|: 41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B2.rsc|: 49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B3.rsc|: 34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PARSETREE.rsc|: 10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TYPE.rsc|: 2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UseImportBase.rsc|: 7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UseImportBaseExtended.rsc|: 15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UseExtendBase.rsc|: 10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UseExtendBaseExtended.rsc|: 18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basic/Ackermann.rsc|: 2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basic/Bubble.rsc|: 9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basic/Factorial.rsc|: 4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Calls.rsc|: 9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ColoredTrees.rsc|: 3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CountConstructors.rsc|: 2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Cycles.rsc|: 3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Derivative.rsc|: 2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Lift.rsc|: 1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StringTemplate.rsc|: 1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Trans.rsc|: 1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WordReplacement.rsc|: 4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WordCount/CountInLine1.rsc|: 2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WordCount/CountInLine2.rsc|: 2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WordCount/CountInLine3.rsc|: 2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WordCount/WordCount.rsc|: 12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Dominators.rsc|: 2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Exp/Abstract/Eval.rsc|: 4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Exp/Combined/Automatic/Eval.rsc|: 8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Exp/Combined/Manual/Eval.rsc|: 8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Exp/Concrete/NoLayout/Eval.rsc|: 4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Exp/Concrete/WithLayout/Eval.rsc|: 4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Func/Test.rsc|: 4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Lisra/Test.rsc|: 32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McCabe.rsc|: 3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ReachingDefs.rsc|: 3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Slicing.rsc|: 7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Uninit.rsc|: 2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format/Escape.rsc|: 5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format/Grammar.rsc|: 9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grammar/Lookahead.rsc|: 33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grammar/tests/ParserGeneratorTests.rsc|: 71 tests executed; 0 failed; 0 ignored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grammar/tests/PicoGrammar.rsc|: 39 tests executed; 0 failed; 0 ignored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CGrammar.rsc|: 39 tests executed; 0 failed; 0 ignored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CharactersTests.rsc|: 15 tests executed; 0 failed; 0 ignored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LiteralsTests.rsc|: 31 tests executed; 0 failed; 0 ignored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RascalGrammar.rsc|: 39 tests executed; 0 failed; 0 ignored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ConcreteSyntax.rsc|: 15 tests executed; 0 failed; 0 ignored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ExpressionGrammars.rsc|: 19 tests executed; 0 failed; 0 ignored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: 12 tests executed; 4 failed; 0 ignored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KnownIssues.rsc|: 1 tests executed; 0 failed; 0 ignored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meta/ModuleInfoTests.rsc|: 4 tests executed; 0 failed; 0 ignored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PreBootstrap.rsc|: 6 tests executed; 0 failed; 0 ignored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SolvedIssues.rsc|: 11 tests executed; 0 failed; 0 ignored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ypes/tests/AbstractKindTests.rsc|: 1 tests executed; 0 failed; 0 ignored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ypes/tests/AbstractNameTests.rsc|: 15 tests executed; 0 failed; 0 ignored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ypes/tests/UtilTests.rsc|: 8 tests executed; 0 failed; 0 ignored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yaml/Model.rsc|: 1 tests executed; 0 failed; 0 ignored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util/PriorityQueue.rsc|: 1 tests executed; 0 failed; 0 ignored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util/UUID.rsc|: 1 tests executed; 0 failed; 0 ignored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table:number-columns-repeated="2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Failed/IGNORED TESTS: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table:number-columns-repeated="2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AliasTests.rsc|(3216,232,&lt;74,0&gt;,&lt;88,6&gt;): FALSE 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965,155,&lt;55,0&gt;,&lt;62,1&gt;): FALSE NoSuchField("a")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456,80,&lt;43,0&gt;,&lt;44,27&gt;): FALSE NoSuchField("a")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374,80,&lt;40,0&gt;,&lt;41,27&gt;): FALSE NoSuchField("f")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131,139,&lt;28,0&gt;,&lt;36,1&gt;): FALSE NoSuchField("e")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027,45,&lt;25,0&gt;,&lt;25,45&gt;): FALSE NoSuchField("h")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981,45,&lt;24,0&gt;,&lt;24,45&gt;): FALSE NoSuchField("f")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935,45,&lt;23,0&gt;,&lt;23,45&gt;): FALSE NoSuchField("d")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889,45,&lt;22,0&gt;,&lt;22,45&gt;): FALSE NoSuchField("a")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686,44,&lt;17,0&gt;,&lt;17,44&gt;): FALSE NoSuchField("d")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641,44,&lt;16,0&gt;,&lt;16,44&gt;): FALSE NoSuchField("a")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Tests.rsc|(2146,134,&lt;89,0&gt;,&lt;98,1&gt;): FALSE 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Tests.rsc|(1701,54,&lt;64,0&gt;,&lt;64,54&gt;): FALSE 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Tests.rsc|(1082,161,&lt;42,0&gt;,&lt;45,1&gt;): FALSE 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Tests.rsc|(851,62,&lt;34,0&gt;,&lt;36,1&gt;): FALSE 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RangeTests.rsc|(1874,61,&lt;47,0&gt;,&lt;47,61&gt;): FALSE 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RangeTests.rsc|(1814,58,&lt;46,0&gt;,&lt;46,58&gt;): FALSE 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VisitTests.rsc|(18343,108,&lt;655,0&gt;,&lt;655,108&gt;): FALSE 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Memoization.rsc|(450,183,&lt;26,0&gt;,&lt;35,1&gt;): FALSE test fails for arguments: {(0.5511503341239322:{}),"𒇍𒉜"(sOiRkGg=1242752277r1145658539,FOeQqg2=true,mlQkDH3=false,UMSf0Ob=0.7010474137364568,CfPUTZh=1202368061),&lt;""()&gt;,|tmp:///|} 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imports/ImportTests1.rsc|(195,73,&lt;10,0&gt;,&lt;13,1&gt;): FALSE 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2486,171,&lt;61,0&gt;,&lt;61,171&gt;): FALSE 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2230,123,&lt;57,0&gt;,&lt;57,123&gt;): FALSE 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1962,161,&lt;53,0&gt;,&lt;53,161&gt;): FALSE 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1715,118,&lt;49,0&gt;,&lt;49,118&gt;): FALSE 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table:number-columns-repeated="2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TEST SUMMARY: 4735 tests executed; 24 failed; 0 ignored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table:number-columns-repeated="2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CRASHED TESTS: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f")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e")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h")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f")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d")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d")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 table:number-rows-repeated="3">
          <table:table-cell table:style-name="ce1" table:number-columns-repeated="2"/>
          <table:table-cell table:number-columns-repeated="2"/>
          <table:table-cell table:style-name="ce3"/>
          <table:table-cell table:number-columns-repeated="1019"/>
        </table:table-row>
        <table:table-row table:style-name="ro1" table:number-rows-repeated="5">
          <table:table-cell table:style-name="ce2"/>
          <table:table-cell table:style-name="ce1"/>
          <table:table-cell table:number-columns-repeated="2"/>
          <table:table-cell table:style-name="ce3"/>
          <table:table-cell table:number-columns-repeated="1019"/>
        </table:table-row>
        <table:table-row table:style-name="ro1" table:number-rows-repeated="27">
          <table:table-cell table:style-name="ce1"/>
          <table:table-cell table:number-columns-repeated="3"/>
          <table:table-cell table:style-name="ce3"/>
          <table:table-cell table:number-columns-repeated="1019"/>
        </table:table-row>
        <table:table-row table:style-name="ro1" table:number-rows-repeated="58">
          <table:table-cell table:style-name="ce3"/>
          <table:table-cell table:number-columns-repeated="3"/>
          <table:table-cell table:style-name="ce3"/>
          <table:table-cell table:number-columns-repeated="1019"/>
        </table:table-row>
        <table:table-row table:style-name="ro1" table:number-rows-repeated="38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10482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ypechecker Tests" table:style-name="ta1">
        <table:table-column table:style-name="co1" table:number-columns-repeated="1024" table:default-cell-style-name="ce6"/>
        <table:table-row table:style-name="ro1">
          <table:table-cell table:style-name="ce5" office:value-type="string" calcext:value-type="string">
            <text:p>TESTS RUN AT $2015-05-05T13:21:49.934+00:00$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StaticTestingUtils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Accumulating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AllStaticIssues.rsc|: 51 tests executed; 1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AnnotationTCTests.rsc|: 7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AssignmentTC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CallTCTests.rsc|: 21 tests executed; 1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ComprehensionTCTests.rsc|: 17 tests executed; 2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DataDeclaration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DataTypeTCTests.rsc|: 4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DeclarationTCTests.rsc|: 2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ImportTC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PatternTCTests.rsc|: 66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Projection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RegExp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Scope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Statement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SubscriptTCTests.rsc|: 18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Visit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AllStaticIssues.rsc|(13378,110,&lt;353,0&gt;,&lt;354,86&gt;): FALSE "{}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CallTCTests.rsc|(471,54,&lt;15,0&gt;,&lt;15,54&gt;): FALSE "{}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ComprehensionTCTests.rsc|(2020,101,&lt;41,0&gt;,&lt;41,101&gt;): FALSE "{}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ComprehensionTCTests.rsc|(1902,101,&lt;39,0&gt;,&lt;39,101&gt;): FALSE "{}"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TEST SUMMARY: 326 tests executed; 4 failed; 0 ignored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AllStaticIssues.rsc|: "{}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CallTCTests.rsc|: "{}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 table:number-rows-repeated="3">
          <table:table-cell table:style-name="ce5"/>
          <table:table-cell table:number-columns-repeated="1023"/>
        </table:table-row>
        <table:table-row table:style-name="ro1">
          <table:table-cell table:style-name="ce5"/>
          <table:table-cell table:style-name="ce7" table:number-columns-repeated="1023"/>
        </table:table-row>
        <table:table-row table:style-name="ro1" table:number-rows-repeated="81">
          <table:table-cell table:style-name="ce5"/>
          <table:table-cell table:number-columns-repeated="1023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ic Errors" table:style-name="ta1">
        <table:table-column table:style-name="co2" table:default-cell-style-name="ce6"/>
        <table:table-column table:style-name="co1" table:number-columns-repeated="1023" table:default-cell-style-name="ce6"/>
        <table:table-row table:style-name="ro1">
          <table:table-cell table:style-name="ce8" office:value-type="string" calcext:value-type="string">
            <text:p>Files with static errors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project://rascal/src/org/rascalmpl/library/demo/Mod17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mbined/Manual/Load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Lisra/Pretty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MissGrant/CheckController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MissGrant/Outline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MissGrant/ParallelMerge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MissGrant/Step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Pico/CommonSubExpr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Pico/ToDot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turing/l2/desugar/Desugar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Benchmarks/Run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Examples/QL/lang/qla/Outline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Examples/QL/util/Explode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Examples/Tst2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Rascal2muRascal/RascalExpression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Rascal2muRascal/RascalModule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AllRascalLibs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CoroutineExperiment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muRascal/Load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ncept/DotVis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ncept/GetFigure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ncept/Types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vis2/Figure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vis2/FigureServer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vis2/Translate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vis2/examples/Examples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vis2/examples/gui/Exp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vis2/examples/gui/Repl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vis2/examples/gui/StateMachine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vis2/examples/gui/Todo1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vis2/examples/gui/Todo2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vis2/vega/Json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box/util/Box2Text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box/util/BoxFormat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box/util/Parse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dimacs/IO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dot/Dot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java/m3/Core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java/syntax/Java15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checker/TTL/TTLGen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ConcreteSyntax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tests/library/ListTests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tests/library/analysis/statistics/RangeUtils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tests/types/PatternTCTests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saf/Run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sdf2/util/SDF2Grammar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util/tasks/Vis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vis/web/BarChart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vis/web/PlotFunction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vis/web/examples/CodeCut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vis/web/examples/M3BarChart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vis/web/examples/Napoleon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vis/web/markup/D3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vis/web/markup/Dimple.rsc|</text:p>
          </table:table-cell>
          <table:table-cell table:number-columns-repeated="102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-up RascalTests" table:style-name="ta1"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1" table:number-columns-repeated="1019" table:default-cell-style-name="ce15"/>
        <table:table-row table:style-name="ro1">
          <table:table-cell table:style-name="ce9" office:value-type="string" calcext:value-type="string">
            <text:p>Status of source code of all tests</text:p>
          </table:table-cell>
          <table:table-cell table:style-name="ce16" office:value-type="string" calcext:value-type="string">
            <text:p>TC= type checker</text:p>
          </table:table-cell>
          <table:table-cell table:style-name="ce16" office:value-type="string" calcext:value-type="string">
            <text:p>CMP=compiler</text:p>
          </table:table-cell>
          <table:table-cell table:style-name="ce16" office:value-type="string" calcext:value-type="string">
            <text:p><text:span text:style-name="T1">TCTests</text:span></text:p>
          </table:table-cell>
          <table:table-cell table:style-name="ce18" table:number-columns-repeated="1020"/>
        </table:table-row>
        <table:table-row table:style-name="ro1">
          <table:table-cell table:style-name="ce9"/>
          <table:table-cell table:style-name="ce16" table:number-columns-repeated="3"/>
          <table:table-cell table:style-name="ce18" table:number-columns-repeated="1020"/>
        </table:table-row>
        <table:table-row table:style-name="ro1">
          <table:table-cell table:style-name="ce10" office:value-type="string" calcext:value-type="string">
            <text:p>Used during clean-up of tests, this has been completed</text:p>
          </table:table-cell>
          <table:table-cell table:style-name="ce17" table:number-columns-repeated="3"/>
          <table:table-cell table:style-name="ce22" table:number-columns-repeated="1020"/>
        </table:table-row>
        <table:table-row table:style-name="ro1">
          <table:table-cell table:style-name="ce9"/>
          <table:table-cell table:style-name="ce16" table:number-columns-repeated="3"/>
          <table:table-cell table:style-name="ce18" table:number-columns-repeated="1020"/>
        </table:table-row>
        <table:table-row table:style-name="ro1">
          <table:table-cell table:style-name="ce11" office:value-type="string" calcext:value-type="string">
            <text:p>Goal: no commented out tests; good formatting</text:p>
          </table:table-cell>
          <table:table-cell table:style-name="ce18" table:number-columns-repeated="1023"/>
        </table:table-row>
        <table:table-row table:style-name="ro1">
          <table:table-cell table:style-name="ce12"/>
          <table:table-cell table:style-name="ce18" table:number-columns-repeated="1023"/>
        </table:table-row>
        <table:table-row table:style-name="ro1">
          <table:table-cell table:style-name="ce11" office:value-type="string" calcext:value-type="string">
            <text:p>Green only means: clean-up done</text:p>
          </table:table-cell>
          <table:table-cell table:style-name="ce16" table:number-columns-repeated="1023"/>
        </table:table-row>
        <table:table-row table:style-name="ro1">
          <table:table-cell table:style-name="ce11" office:value-type="string" calcext:value-type="string">
            <text:p>but may contain TODOs and tests may fail</text:p>
          </table:table-cell>
          <table:table-cell table:style-name="ce16" table:number-columns-repeated="1023"/>
        </table:table-row>
        <table:table-row table:style-name="ro1">
          <table:table-cell table:style-name="ce9"/>
          <table:table-cell table:style-name="ce18" table:number-columns-repeated="1023"/>
        </table:table-row>
        <table:table-row table:style-name="ro1">
          <table:table-cell table:style-name="ce12" office:value-type="string" calcext:value-type="string">
            <text:p>Runtime test</text:p>
          </table:table-cell>
          <table:table-cell table:style-name="ce18" office:value-type="string" calcext:value-type="string">
            <text:p>Clean up done?</text:p>
          </table:table-cell>
          <table:table-cell table:style-name="ce18" office:value-type="string" calcext:value-type="string">
            <text:p>Notes</text:p>
          </table:table-cell>
          <table:table-cell table:style-name="ce18" office:value-type="string" calcext:value-type="string">
            <text:p>Static test exists?</text:p>
          </table:table-cell>
          <table:table-cell table:style-name="ce18" office:value-type="string" calcext:value-type="string">
            <text:p>Clean up done?</text:p>
          </table:table-cell>
          <table:table-cell table:style-name="ce18" table:number-columns-repeated="1019"/>
        </table:table-row>
        <table:table-row table:style-name="ro1">
          <table:table-cell table:style-name="ce8"/>
          <table:table-cell table:style-name="ce19" office:value-type="string" calcext:value-type="string">
            <text:p>(!= all tests pass)</text:p>
          </table:table-cell>
          <table:table-cell table:style-name="ce19" table:number-columns-repeated="2"/>
          <table:table-cell table:style-name="ce19" office:value-type="string" calcext:value-type="string">
            <text:p>(!= all tests pass)</text:p>
          </table:table-cell>
          <table:table-cell table:style-name="ce19" table:number-columns-repeated="1019"/>
        </table:table-row>
        <table:table-row table:style-name="ro1">
          <table:table-cell table:style-name="ce13"/>
          <table:table-cell table:number-columns-repeated="1023"/>
        </table:table-row>
        <table:table-row table:style-name="ro1">
          <table:table-cell table:style-name="ce13" office:value-type="string" calcext:value-type="string">
            <text:p>functionality/Accumulating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Alias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AnnotationTests.rsc</text:p>
          </table:table-cell>
          <table:table-cell table:style-name="ce20"/>
          <table:table-cell table:style-name="Default"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Assignmen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BackTracking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CallTests.rsc</text:p>
          </table:table-cell>
          <table:table-cell table:style-name="ce20"/>
          <table:table-cell table:style-name="Default"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Comprehens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ConcretePatternTests1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ConcretePatternTests2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DataDeclarat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DataTypeTests.rsc</text:p>
          </table:table-cell>
          <table:table-cell table:style-name="ce20"/>
          <table:table-cell office:value-type="string" calcext:value-type="string">
            <text:p><text:s/>INTERSECT</text:p>
          </table:table-cell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Declarat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>
            <text:p>functionality/FunctionCompositionTests.rsc</text:p>
          </table:table-cell>
          <table:table-cell table:style-name="ce20"/>
          <table:table-cell/>
          <table:table-cell table:style-name="ce20"/>
          <table:table-cell table:number-columns-repeated="1020"/>
        </table:table-row>
        <table:table-row table:style-name="ro1">
          <table:table-cell table:style-name="ce13" office:value-type="string" calcext:value-type="string">
            <text:p>functionality/Patter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PatternTestsList3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PatternTestsDescendant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Project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Range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Reducer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RegExp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Scope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Statemen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Subscrip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Visi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Backtracking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Boolea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Equality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Integer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IO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stRelatio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Map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Matching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Node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Relatio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e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olvedIssue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tring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tring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Tuple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Boolean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Graph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Integer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ListTests.rsc</text:p>
          </table:table-cell>
          <table:table-cell table:style-name="ce20"/>
          <table:table-cell/>
          <table:table-cell table:style-name="ce21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library/Map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Math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Number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Relation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Set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StringTests.rsc</text:p>
          </table:table-cell>
          <table:table-cell table:style-name="ce20"/>
          <table:table-cell table:number-columns-repeated="1022"/>
        </table:table-row>
        <table:table-row table:style-name="ro1" table:number-rows-repeated="3">
          <table:table-cell table:style-name="ce13"/>
          <table:table-cell table:number-columns-repeated="1023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1">00/00/0000</text:date>, <text:time style:data-style-name="N2" text:time-value="10:46:35.24839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5-05-11T08:45:33.610678000</dc:date>
    <meta:editing-duration>P49DT13H49S</meta:editing-duration>
    <meta:editing-cycles>188</meta:editing-cycles>
    <meta:generator>LibreOffice/4.4.1.2$MacOSX_X86_64 LibreOffice_project/45e2de17089c24a1fa810c8f975a7171ba4cd432</meta:generator>
    <meta:document-statistic meta:table-count="4" meta:cell-count="336" meta:object-count="0"/>
  </office:meta>
</office:document-meta>
</file>